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erriweather" svg:font-family="Merriweather"/>
    <style:font-face style:name="Open Sans" svg:font-family="Open San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fo:margin-top="0cm" style:writing-mode="lr-tb">
        <style:tab-stops>
          <style:tab-stop style:type="left" style:leader-style="none" style:position="8.096cm"/>
        </style:tab-stops>
      </style:paragraph-properties>
    </style:style>
    <style:style style:name="Table1" style:family="table">
      <style:table-properties table:align="left" style:width="18.521cm" fo:margin-left="-0.053cm"/>
    </style:style>
    <style:style style:name="Column1" style:family="table-column">
      <style:table-column-properties style:column-width="11.88cm"/>
    </style:style>
    <style:style style:name="Column2" style:family="table-column">
      <style:table-column-properties style:column-width="6.641cm"/>
    </style:style>
    <style:style style:name="Row1" style:family="table-row"/>
    <style:style style:name="Cell1" style:family="table-cell">
      <style:table-cell-properties style:vertical-align="top" fo:padding-top="0.127cm" fo:border-top="#ffffff 0.035cm solid" fo:padding-bottom="0.127cm" fo:border-bottom="#ffffff 0.035cm solid" fo:padding-left="0.127cm" fo:border-left="#ffffff 0.035cm solid" fo:padding-right="0.127cm" fo:border-right="#ffffff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.529cm" style:writing-mode="lr-tb">
        <style:tab-stops>
          <style:tab-stop style:type="center" style:leader-style="none" style:position="8.371cm"/>
        </style:tab-stops>
      </style:paragraph-properties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ubtitle">
      <style:paragraph-properties fo:text-align="left" fo:break-before="auto" fo:text-indent="0cm" fo:line-height="115%" fo:margin-top="0cm" fo:margin-left="0cm" fo:margin-right="0.529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.529cm" style:writing-mode="lr-tb"/>
    </style:style>
    <style:style style:name="T4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right" fo:break-before="auto" fo:text-indent="0cm" fo:line-height="115%" fo:margin-top="0cm" fo:margin-left="0cm" fo:margin-right="-0.196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right" fo:break-before="auto" fo:text-indent="0cm" fo:line-height="115%" fo:margin-top="0cm" fo:margin-left="0cm" fo:margin-right="-0.196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right" fo:break-before="auto" fo:text-indent="0cm" fo:line-height="115%" fo:margin-top="0cm" fo:margin-left="0cm" fo:margin-right="-0.196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none"/>
    </style:style>
    <style:style style:name="T7_3" style:family="text"/>
    <style:style style:name="T7_4" style:family="text">
      <style:text-properties style:text-line-through-style="none" fo:font-style="normal" style:font-style-asian="normal" style:font-style-complex="normal" fo:color="#1155cc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solid" style:text-underline-color="font-color"/>
    </style:style>
    <style:style style:name="T7_5" style:family="text"/>
    <style:style style:name="T7_6" style:family="text">
      <style:text-properties style:text-line-through-style="none" fo:font-style="normal" style:font-style-asian="normal" style:font-style-complex="normal" fo:color="#1155cc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solid" style:text-underline-color="font-color"/>
    </style:style>
    <style:style style:name="T7_7" style:family="text"/>
    <style:style style:name="T7_8" style:family="text">
      <style:text-properties style:text-line-through-style="none" fo:font-style="normal" style:font-style-asian="normal" style:font-style-complex="normal" fo:color="#1155cc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solid" style:text-underline-color="font-color"/>
    </style:style>
    <style:style style:name="T7_9" style:family="text"/>
    <style:style style:name="T7_10" style:family="text">
      <style:text-properties style:text-line-through-style="none" fo:font-style="normal" style:font-style-asian="normal" style:font-style-complex="normal" fo:color="#1155cc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solid" style:text-underline-color="font-color"/>
    </style:style>
    <style:style style:name="T7_11" style:family="text"/>
    <style:style style:name="T7_12" style:family="text">
      <style:text-properties style:text-line-through-style="none" fo:font-style="normal" style:font-style-asian="normal" style:font-style-complex="normal" fo:color="#1155cc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text-align="right" fo:break-before="auto" fo:text-indent="0cm" fo:line-height="115%" fo:margin-top="0cm" fo:margin-left="0cm" fo:margin-right="-0.196cm" style:writing-mode="lr-tb"/>
    </style:style>
    <style:style style:name="T8_1" style:family="text"/>
    <style:style style:name="T8_2" style:family="text">
      <style:text-properties style:text-line-through-style="none" fo:font-style="normal" style:font-style-asian="normal" style:font-style-complex="normal" fo:color="#1155cc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solid" style:text-underline-color="font-color"/>
    </style:style>
    <style:style style:name="T8_3" style:family="text"/>
    <style:style style:name="T8_4" style:family="text">
      <style:text-properties style:text-line-through-style="none" fo:font-style="normal" style:font-style-asian="normal" style:font-style-complex="normal" fo:color="#1155cc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solid" style:text-underline-color="font-color"/>
    </style:style>
    <style:style style:name="T8_5" style:family="text"/>
    <style:style style:name="T8_6" style:family="text">
      <style:text-properties style:text-line-through-style="none" fo:font-style="normal" style:font-style-asian="normal" style:font-style-complex="normal" fo:color="#1155cc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solid" style:text-underline-color="font-color"/>
    </style:style>
    <style:style style:name="T8_7" style:family="text"/>
    <style:style style:name="T8_8" style:family="text">
      <style:text-properties style:text-line-through-style="none" fo:font-style="normal" style:font-style-asian="normal" style:font-style-complex="normal" fo:color="#1155cc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solid" style:text-underline-color="font-color"/>
    </style:style>
    <style:style style:name="T8_9" style:family="text"/>
    <style:style style:name="T8_10" style:family="text">
      <style:text-properties style:text-line-through-style="none" fo:font-style="normal" style:font-style-asian="normal" style:font-style-complex="normal" fo:color="#1155cc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text-align="right" fo:break-before="auto" fo:text-indent="0cm" fo:line-height="100%" fo:margin-top="0cm" fo:margin-bottom="0cm" fo:margin-left="0cm" fo:margin-right="-0.196cm" style:writing-mode="lr-tb"/>
    </style:style>
    <style:style style:name="T9_1" style:family="text"/>
    <style:style style:name="T9_2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3" style:family="text"/>
    <style:style style:name="T9_4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5" style:family="text"/>
    <style:style style:name="T9_6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7" style:family="text"/>
    <style:style style:name="T9_8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9" style:family="text"/>
    <style:style style:name="T9_10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11" style:family="text"/>
    <style:style style:name="T9_12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13" style:family="text"/>
    <style:style style:name="T9_14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15" style:family="text">
      <style:text-properties style:text-line-through-style="none" fo:font-style="normal" style:font-style-asian="normal" style:font-style-complex="normal" fo:color="#000000" style:font-name="Open Sans" fo:font-size="9pt" style:font-name-asian="Open Sans" style:font-size-asian="9pt" style:font-name-complex="Open Sans" style:font-size-complex="9pt" fo:font-weight="bold" style:font-weight-asian="bold" style:font-weight-complex="bold" style:text-underline-style="none"/>
    </style:style>
    <style:style style:name="T9_16" style:family="text"/>
    <style:style style:name="T9_17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18" style:family="text"/>
    <style:style style:name="T9_19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20" style:family="text"/>
    <style:style style:name="T9_21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22" style:family="text"/>
    <style:style style:name="T9_23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24" style:family="text"/>
    <style:style style:name="T9_25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9_26" style:family="text"/>
    <style:style style:name="T9_27" style:family="text">
      <style:text-properties style:text-line-through-style="none" fo:font-style="normal" style:font-style-asian="normal" style:font-style-complex="normal" fo:color="#1155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8.096cm"/>
        </style:tab-stops>
      </style:paragraph-properties>
    </style:style>
    <style:style style:name="Table2" style:family="table">
      <style:table-properties table:align="left" style:width="19.95cm" fo:margin-left="0cm"/>
    </style:style>
    <style:style style:name="Column3" style:family="table-column">
      <style:table-column-properties style:column-width="15.346cm"/>
    </style:style>
    <style:style style:name="Column4" style:family="table-column">
      <style:table-column-properties style:column-width="4.604cm"/>
    </style:style>
    <style:style style:name="Row2" style:family="table-row"/>
    <style:style style:name="Cell3" style:family="table-cell">
      <style:table-cell-properties style:vertical-align="top" fo:padding-top="0.127cm" fo:border-top="#ffffff 0.009cm solid" fo:padding-bottom="0.127cm" fo:border-bottom="#ffffff 0.009cm solid" fo:padding-left="0.127cm" fo:border-left="#ffffff 0.009cm solid" fo:padding-right="0.127cm" fo:border-right="#ffffff 0.009cm solid"/>
    </style:style>
    <style:style style:name="P11" style:family="paragraph" style:parent-style-name="Heading_20_1">
      <style:paragraph-properties fo:text-align="left" fo:break-before="auto" fo:text-indent="0cm" fo:line-height="100%" fo:margin-top="0cm" fo:margin-left="0cm" fo:margin-right="0.529cm" style:writing-mode="lr-tb"/>
    </style:style>
    <style:style style:name="T11_1" style:family="text">
      <style:text-properties style:text-line-through-style="none" fo:font-style="normal" style:font-style-asian="normal" style:font-style-complex="normal" fo:color="#2079c7" style:font-name="Open Sans" fo:font-size="14pt" style:font-name-asian="Open Sans" style:font-size-asian="14pt" style:font-name-complex="Open Sans" style:font-size-complex="14pt" fo:font-weight="bold" style:font-weight-asian="bold" style:font-weight-complex="bold" style:text-underline-style="none"/>
    </style:style>
    <style:style style:name="P12" style:family="paragraph" style:parent-style-name="Heading_20_2">
      <style:paragraph-properties fo:text-align="left" fo:break-before="auto" fo:text-indent="0cm" fo:line-height="100%" fo:margin-top="0.282cm" fo:margin-left="0cm" fo:margin-right="0.529cm" fo:keep-with-next="always" fo:keep-together="always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P13" style:family="paragraph" style:parent-style-name="Heading_20_3">
      <style:paragraph-properties fo:text-align="left" fo:break-before="auto" fo:text-indent="0cm" fo:line-height="100%" fo:margin-top="0.176cm" fo:margin-bottom="0.176cm" fo:margin-left="0cm" fo:margin-right="0.529cm" fo:keep-with-next="always" fo:keep-together="always" style:writing-mode="lr-tb"/>
    </style:style>
    <style:style style:name="T13_1" style:family="text">
      <style:text-properties style:text-line-through-style="none" fo:font-style="normal" style:font-style-asian="normal" style:font-style-complex="normal" fo:color="#666666" style:font-name="Open Sans" fo:font-size="8pt" style:font-name-asian="Open Sans" style:font-size-asian="8pt" style:font-name-complex="Open Sans" style:font-size-complex="8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666666" style:font-name="Open Sans" fo:font-size="8pt" style:font-name-asian="Open Sans" style:font-size-asian="8pt" style:font-name-complex="Open Sans" style:font-size-complex="8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666666" style:font-name="Open Sans" fo:font-size="8pt" style:font-name-asian="Open Sans" style:font-size-asian="8pt" style:font-name-complex="Open Sans" style:font-size-complex="8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666666" style:font-name="Open Sans" fo:font-size="8pt" style:font-name-asian="Open Sans" style:font-size-asian="8pt" style:font-name-complex="Open Sans" style:font-size-complex="8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30%" fo:margin-top="0cm" fo:margin-left="0cm" fo:margin-right="0.529cm" style:writing-mode="lr-tb"/>
    </style:style>
    <style:style style:name="T14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15" style:family="paragraph" style:parent-style-name="Heading_20_2">
      <style:paragraph-properties fo:text-align="left" fo:break-before="auto" fo:text-indent="0cm" fo:line-height="100%" fo:margin-top="0.282cm" fo:margin-left="0cm" fo:margin-right="0.529cm" fo:keep-with-next="always" fo:keep-together="always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P16" style:family="paragraph" style:parent-style-name="Heading_20_3">
      <style:paragraph-properties fo:text-align="left" fo:break-before="auto" fo:text-indent="0cm" fo:line-height="100%" fo:margin-top="0.176cm" fo:margin-bottom="0.176cm" fo:margin-left="0cm" fo:margin-right="0.529cm" fo:keep-with-next="always" fo:keep-together="always" style:writing-mode="lr-tb"/>
    </style:style>
    <style:style style:name="T16_1" style:family="text">
      <style:text-properties style:text-line-through-style="none" fo:font-style="normal" style:font-style-asian="normal" style:font-style-complex="normal" fo:color="#666666" style:font-name="Open Sans" fo:font-size="8pt" style:font-name-asian="Open Sans" style:font-size-asian="8pt" style:font-name-complex="Open Sans" style:font-size-complex="8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666666" style:font-name="Open Sans" fo:font-size="8pt" style:font-name-asian="Open Sans" style:font-size-asian="8pt" style:font-name-complex="Open Sans" style:font-size-complex="8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666666" style:font-name="Open Sans" fo:font-size="8pt" style:font-name-asian="Open Sans" style:font-size-asian="8pt" style:font-name-complex="Open Sans" style:font-size-complex="8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666666" style:font-name="Open Sans" fo:font-size="8pt" style:font-name-asian="Open Sans" style:font-size-asian="8pt" style:font-name-complex="Open Sans" style:font-size-complex="8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666666" style:font-name="Open Sans" fo:font-size="8pt" style:font-name-asian="Open Sans" style:font-size-asian="8pt" style:font-name-complex="Open Sans" style:font-size-complex="8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30%" fo:margin-top="0cm" fo:margin-right="0.529cm" style:writing-mode="lr-tb"/>
    </style:style>
    <style:style style:name="T17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30%" fo:margin-top="0cm" fo:margin-right="0.529cm" style:writing-mode="lr-tb"/>
    </style:style>
    <style:style style:name="T18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30%" fo:margin-top="0cm" fo:margin-right="0.529cm" style:writing-mode="lr-tb"/>
    </style:style>
    <style:style style:name="T19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30%" fo:margin-top="0cm" fo:margin-right="0.529cm" style:writing-mode="lr-tb"/>
    </style:style>
    <style:style style:name="T20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30%" fo:margin-top="0cm" fo:margin-right="0.529cm" style:writing-mode="lr-tb"/>
    </style:style>
    <style:style style:name="T21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30%" fo:margin-top="0cm" fo:margin-right="0.529cm" style:writing-mode="lr-tb"/>
    </style:style>
    <style:style style:name="T22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30%" fo:margin-top="0cm" fo:margin-right="0.529cm" style:writing-mode="lr-tb"/>
    </style:style>
    <style:style style:name="T23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24" style:family="paragraph" style:parent-style-name="Heading_20_1">
      <style:paragraph-properties fo:text-align="left" fo:break-before="auto" fo:text-indent="0cm" fo:line-height="100%" fo:margin-top="0.706cm" fo:margin-left="0cm" fo:margin-right="0.529cm" style:writing-mode="lr-tb"/>
    </style:style>
    <style:style style:name="T24_1" style:family="text">
      <style:text-properties style:text-line-through-style="none" fo:font-style="normal" style:font-style-asian="normal" style:font-style-complex="normal" fo:color="#2079c7" style:font-name="Open Sans" fo:font-size="14pt" style:font-name-asian="Open Sans" style:font-size-asian="14pt" style:font-name-complex="Open Sans" style:font-size-complex="14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2079c7" style:font-name="Open Sans" fo:font-size="14pt" style:font-name-asian="Open Sans" style:font-size-asian="14pt" style:font-name-complex="Open Sans" style:font-size-complex="14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2079c7" style:font-name="Open Sans" fo:font-size="14pt" style:font-name-asian="Open Sans" style:font-size-asian="14pt" style:font-name-complex="Open Sans" style:font-size-complex="14pt" fo:font-weight="bold" style:font-weight-asian="bold" style:font-weight-complex="bold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2079c7" style:font-name="Open Sans" fo:font-size="14pt" style:font-name-asian="Open Sans" style:font-size-asian="14pt" style:font-name-complex="Open Sans" style:font-size-complex="14pt" fo:font-weight="bold" style:font-weight-asian="bold" style:font-weight-complex="bold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2079c7" style:font-name="Open Sans" fo:font-size="14pt" style:font-name-asian="Open Sans" style:font-size-asian="14pt" style:font-name-complex="Open Sans" style:font-size-complex="14pt" fo:font-weight="bold" style:font-weight-asian="bold" style:font-weight-complex="bold" style:text-underline-style="none"/>
    </style:style>
    <style:style style:name="P25" style:family="paragraph" style:parent-style-name="Heading_20_2">
      <style:paragraph-properties fo:text-align="left" fo:break-before="auto" fo:text-indent="0cm" fo:line-height="100%" fo:margin-top="0.282cm" fo:margin-left="0cm" fo:margin-right="0.529cm" fo:keep-with-next="always" fo:keep-together="always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5_24" style:family="text"/>
    <style:style style:name="T25_25" style:family="text">
      <style:text-properties style:text-line-through-style="none" fo:font-style="italic" style:font-style-asian="italic" style:font-style-complex="italic" fo:color="#1155cc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solid" style:text-underline-color="font-color"/>
    </style:style>
    <style:style style:name="T25_26" style:family="text"/>
    <style:style style:name="T25_27" style:family="text">
      <style:text-properties style:text-line-through-style="none" fo:font-style="italic" style:font-style-asian="italic" style:font-style-complex="italic" fo:color="#1155cc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solid" style:text-underline-color="font-color"/>
    </style:style>
    <style:style style:name="P26" style:family="paragraph" style:parent-style-name="Standard">
      <style:paragraph-properties fo:text-align="justify" fo:break-before="auto" fo:text-indent="0cm" fo:line-height="130%" fo:margin-top="0.212cm" fo:margin-left="0cm" fo:margin-right="0.529cm" style:writing-mode="lr-tb"/>
    </style:style>
    <style:style style:name="T26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4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4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4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4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4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5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5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5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5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5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5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5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5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5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5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6_6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27" style:family="paragraph" style:parent-style-name="Heading_20_2">
      <style:paragraph-properties fo:text-align="left" fo:break-before="auto" fo:text-indent="0cm" fo:line-height="100%" fo:margin-top="0.282cm" fo:margin-left="0cm" fo:margin-right="0.529cm" fo:keep-with-next="always" fo:keep-together="always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7_15" style:family="text"/>
    <style:style style:name="T27_16" style:family="text">
      <style:text-properties style:text-line-through-style="none" fo:font-style="italic" style:font-style-asian="italic" style:font-style-complex="italic" fo:color="#1155cc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solid" style:text-underline-color="font-color"/>
    </style:style>
    <style:style style:name="T27_17" style:family="text"/>
    <style:style style:name="T27_18" style:family="text">
      <style:text-properties style:text-line-through-style="none" fo:font-style="italic" style:font-style-asian="italic" style:font-style-complex="italic" fo:color="#1155cc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justify" fo:break-before="auto" fo:text-indent="0cm" fo:line-height="130%" fo:margin-top="0.212cm" fo:margin-left="0cm" fo:margin-right="0.529cm" style:writing-mode="lr-tb"/>
    </style:style>
    <style:style style:name="T28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4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5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5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5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5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5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5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5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5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5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5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6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6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6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6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6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6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6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6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6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6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7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7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7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7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7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7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7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7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7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7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8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8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8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8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8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8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8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8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28_8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29" style:family="paragraph" style:parent-style-name="Heading_20_2">
      <style:paragraph-properties fo:text-align="left" fo:break-before="auto" fo:text-indent="0cm" fo:line-height="100%" fo:margin-top="0.282cm" fo:margin-left="0cm" fo:margin-right="0.529cm" fo:keep-with-next="always" fo:keep-together="always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29_20" style:family="text"/>
    <style:style style:name="T29_21" style:family="text">
      <style:text-properties style:text-line-through-style="none" fo:font-style="italic" style:font-style-asian="italic" style:font-style-complex="italic" fo:color="#1155cc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solid" style:text-underline-color="font-color"/>
    </style:style>
    <style:style style:name="T29_22" style:family="text"/>
    <style:style style:name="T29_23" style:family="text">
      <style:text-properties style:text-line-through-style="none" fo:font-style="italic" style:font-style-asian="italic" style:font-style-complex="italic" fo:color="#1155cc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solid" style:text-underline-color="font-color"/>
    </style:style>
    <style:style style:name="P30" style:family="paragraph" style:parent-style-name="Standard">
      <style:paragraph-properties fo:text-align="justify" fo:break-before="auto" fo:text-indent="0cm" fo:line-height="130%" fo:margin-top="0.212cm" fo:margin-left="0cm" fo:margin-right="0.529cm" style:writing-mode="lr-tb"/>
    </style:style>
    <style:style style:name="T30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31" style:family="paragraph" style:parent-style-name="Heading_20_2">
      <style:paragraph-properties fo:text-align="left" fo:break-before="auto" fo:text-indent="0cm" fo:line-height="100%" fo:margin-top="0.282cm" fo:margin-left="0cm" fo:margin-right="0.529cm" fo:keep-with-next="always" fo:keep-together="always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30%" fo:margin-top="0.212cm" fo:margin-left="0cm" fo:margin-right="0.529cm" style:writing-mode="lr-tb"/>
    </style:style>
    <style:style style:name="T32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30%" fo:margin-top="0.706cm" fo:margin-left="0cm" fo:margin-right="0.529cm" style:writing-mode="lr-tb"/>
    </style:style>
    <style:style style:name="T33_1" style:family="text">
      <style:text-properties style:text-line-through-style="none" fo:font-style="normal" style:font-style-asian="normal" style:font-style-complex="normal" fo:color="#2079c7" style:font-name="Open Sans" fo:font-size="14pt" style:font-name-asian="Open Sans" style:font-size-asian="14pt" style:font-name-complex="Open Sans" style:font-size-complex="14pt" fo:font-weight="bold" style:font-weight-asian="bold" style:font-weight-complex="bold" style:text-underline-style="none"/>
    </style:style>
    <style:style style:name="P34" style:family="paragraph" style:parent-style-name="Heading_20_2">
      <style:paragraph-properties fo:text-align="left" fo:break-before="auto" fo:text-indent="0cm" fo:line-height="100%" fo:margin-top="0.282cm" fo:margin-left="0cm" fo:margin-right="0.529cm" fo:keep-with-next="always" fo:keep-together="always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italic" style:font-style-asian="italic" style:font-style-complex="italic" fo:color="#000000" style:font-name="Merriweather" fo:font-size="11pt" style:font-name-asian="Merriweather" style:font-size-asian="11pt" style:font-name-complex="Merriweather" style:font-size-complex="11pt" fo:font-weight="normal" style:font-weight-asian="normal" style:font-weight-complex="normal" style:text-underline-style="none"/>
    </style:style>
    <style:style style:name="P35" style:family="paragraph" style:parent-style-name="Heading_20_3">
      <style:paragraph-properties fo:text-align="left" fo:break-before="auto" fo:text-indent="0cm" fo:line-height="100%" fo:margin-top="0.176cm" fo:margin-left="0cm" fo:margin-right="0.529cm" fo:keep-with-next="always" fo:keep-together="always" style:writing-mode="lr-tb"/>
    </style:style>
    <style:style style:name="T35_1" style:family="text">
      <style:text-properties style:text-line-through-style="none" fo:font-style="normal" style:font-style-asian="normal" style:font-style-complex="normal" fo:color="#666666" style:font-name="Open Sans" fo:font-size="8pt" style:font-name-asian="Open Sans" style:font-size-asian="8pt" style:font-name-complex="Open Sans" style:font-size-complex="8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30%" fo:margin-top="0.212cm" fo:margin-bottom="0cm" fo:margin-left="0cm" fo:margin-right="0.529cm" style:writing-mode="lr-tb"/>
    </style:style>
    <style:style style:name="T36_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3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39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40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41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42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43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44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45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46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47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T36_48" style:family="text"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27cm" fo:border-top="#ffffff 0.009cm solid" fo:padding-bottom="0.127cm" fo:border-bottom="#ffffff 0.009cm solid" fo:padding-left="0.127cm" fo:border-left="#ffffff 0.009cm solid" fo:padding-right="0.127cm" fo:border-right="#ffffff 0.009cm solid"/>
    </style:style>
    <style:style style:name="P37" style:family="paragraph" style:parent-style-name="Standard">
      <style:paragraph-properties fo:text-align="left" fo:break-before="auto" fo:text-indent="0cm" fo:line-height="130%" fo:margin-top="0.212cm" fo:margin-left="0cm" fo:margin-right="1.18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Merriweather" fo:font-size="12pt" style:font-name-asian="Merriweather" style:font-size-asian="12pt" style:font-name-complex="Merriweather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1.18cm" style:writing-mode="lr-tb"/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1.18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30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Justin</text:span><text:span text:style-name="T2_2"><text:s/></text:span><text:span text:style-name="T2_3">Pettit</text:span></text:p>
            <text:p text:style-name="P3"><text:bookmark-start text:name="h.knpfjtsf8csh"/><text:bookmark-end text:name="h.knpfjtsf8csh"/><text:span text:style-name="T3_1">Jr</text:span><text:span text:style-name="T3_2"><text:s/></text:span><text:span text:style-name="T3_3">Full</text:span><text:span text:style-name="T3_4"><text:s/></text:span><text:span text:style-name="T3_5">Stack</text:span><text:span text:style-name="T3_6"><text:s/></text:span><text:span text:style-name="T3_7">Web</text:span><text:span text:style-name="T3_8"><text:s/></text:span><text:span text:style-name="T3_9">and</text:span><text:span text:style-name="T3_10"><text:s/></text:span><text:span text:style-name="T3_11">Software</text:span><text:span text:style-name="T3_12"><text:s/></text:span><text:span text:style-name="T3_13">Developer</text:span></text:p>
            <text:p text:style-name="P4"><text:span text:style-name="T4_1">“</text:span><text:span text:style-name="T4_2">We</text:span><text:span text:style-name="T4_3"><text:s/></text:span><text:span text:style-name="T4_4">need</text:span><text:span text:style-name="T4_5"><text:s/></text:span><text:span text:style-name="T4_6">to</text:span><text:span text:style-name="T4_7"><text:s/></text:span><text:span text:style-name="T4_8">talk</text:span><text:span text:style-name="T4_9">,<text:s/></text:span><text:span text:style-name="T4_10">because</text:span><text:span text:style-name="T4_11"><text:s/></text:span><text:span text:style-name="T4_12">I</text:span><text:span text:style-name="T4_13"><text:s/></text:span><text:span text:style-name="T4_14">can</text:span><text:span text:style-name="T4_15"><text:s/></text:span><text:span text:style-name="T4_16">help</text:span><text:span text:style-name="T4_17"><text:s/></text:span><text:span text:style-name="T4_18">your</text:span><text:span text:style-name="T4_19"><text:s/></text:span><text:span text:style-name="T4_20">company</text:span><text:span text:style-name="T4_21">”</text:span></text:p>
          </table:table-cell>
          <table:table-cell table:style-name="Cell2">
            <text:p text:style-name="P5"><text:span text:style-name="T5_1"><text:s/></text:span><text:span text:style-name="T5_2">San</text:span><text:span text:style-name="T5_3"><text:s/></text:span><text:span text:style-name="T5_4">Francisco</text:span></text:p>
            <text:p text:style-name="P6"><text:span text:style-name="T6_1"><text:s/>(707)<text:s/>529-7243</text:span></text:p>
            <text:p text:style-name="P7"><text:span text:style-name="T7_1">portfolio</text:span><text:span text:style-name="T7_2">:<text:s/></text:span><text:span text:style-name="T7_3"><text:a xlink:type="simple" xlink:href="http://www.justin.gent"><text:span text:style-name="T7_4">www</text:span></text:a></text:span><text:span text:style-name="T7_5"><text:a xlink:type="simple" xlink:href="http://www.justin.gent"><text:span text:style-name="T7_6">.</text:span></text:a></text:span><text:span text:style-name="T7_7"><text:a xlink:type="simple" xlink:href="http://www.justin.gent"><text:span text:style-name="T7_8">justin</text:span></text:a></text:span><text:span text:style-name="T7_9"><text:a xlink:type="simple" xlink:href="http://www.justin.gent"><text:span text:style-name="T7_10">.</text:span></text:a></text:span><text:span text:style-name="T7_11"><text:a xlink:type="simple" xlink:href="http://www.justin.gent"><text:span text:style-name="T7_12">gent</text:span></text:a></text:span></text:p>
            <text:p text:style-name="P8"><text:span text:style-name="T8_1"><text:a xlink:type="simple" xlink:href="mailto:JustinMichaelPettit@gmail.com"><text:span text:style-name="T8_2">justinmichaelpettit</text:span></text:a></text:span><text:span text:style-name="T8_3"><text:a xlink:type="simple" xlink:href="mailto:JustinMichaelPettit@gmail.com"><text:span text:style-name="T8_4">@</text:span></text:a></text:span><text:span text:style-name="T8_5"><text:a xlink:type="simple" xlink:href="mailto:JustinMichaelPettit@gmail.com"><text:span text:style-name="T8_6">gmail</text:span></text:a></text:span><text:span text:style-name="T8_7"><text:a xlink:type="simple" xlink:href="mailto:JustinMichaelPettit@gmail.com"><text:span text:style-name="T8_8">.</text:span></text:a></text:span><text:span text:style-name="T8_9"><text:a xlink:type="simple" xlink:href="mailto:JustinMichaelPettit@gmail.com"><text:span text:style-name="T8_10">com</text:span></text:a></text:span></text:p>
            <text:p text:style-name="P9"><text:span text:style-name="T9_1"><text:a xlink:type="simple" xlink:href="https://www.linkedin.com/in/JustinMichaelPettit"><text:span text:style-name="T9_2">linkedin</text:span></text:a></text:span><text:span text:style-name="T9_3"><text:a xlink:type="simple" xlink:href="https://www.linkedin.com/in/JustinMichaelPettit"><text:span text:style-name="T9_4">.</text:span></text:a></text:span><text:span text:style-name="T9_5"><text:a xlink:type="simple" xlink:href="https://www.linkedin.com/in/JustinMichaelPettit"><text:span text:style-name="T9_6">com</text:span></text:a></text:span><text:span text:style-name="T9_7"><text:a xlink:type="simple" xlink:href="https://www.linkedin.com/in/JustinMichaelPettit"><text:span text:style-name="T9_8">/</text:span></text:a></text:span><text:span text:style-name="T9_9"><text:a xlink:type="simple" xlink:href="https://www.linkedin.com/in/JustinMichaelPettit"><text:span text:style-name="T9_10">in</text:span></text:a></text:span><text:span text:style-name="T9_11"><text:a xlink:type="simple" xlink:href="https://www.linkedin.com/in/JustinMichaelPettit"><text:span text:style-name="T9_12">/</text:span></text:a></text:span><text:span text:style-name="T9_13"><text:a xlink:type="simple" xlink:href="https://www.linkedin.com/in/JustinMichaelPettit"><text:span text:style-name="T9_14">JustinMichaelPettit</text:span></text:a></text:span><text:span text:style-name="T9_15"><text:s text:c="35"/></text:span><text:span text:style-name="T9_16"><text:a xlink:type="simple" xlink:href="https://github.com/ahza64"><text:span text:style-name="T9_17">github</text:span></text:a></text:span><text:span text:style-name="T9_18"><text:a xlink:type="simple" xlink:href="https://github.com/ahza64"><text:span text:style-name="T9_19">.</text:span></text:a></text:span><text:span text:style-name="T9_20"><text:a xlink:type="simple" xlink:href="https://github.com/ahza64"><text:span text:style-name="T9_21">com</text:span></text:a></text:span><text:span text:style-name="T9_22"><text:a xlink:type="simple" xlink:href="https://github.com/ahza64"><text:span text:style-name="T9_23">/</text:span></text:a></text:span><text:span text:style-name="T9_24"><text:a xlink:type="simple" xlink:href="https://github.com/ahza64"><text:span text:style-name="T9_25">ahza</text:span></text:a></text:span><text:span text:style-name="T9_26"><text:a xlink:type="simple" xlink:href="https://github.com/ahza64"><text:span text:style-name="T9_27">64</text:span></text:a></text:span></text:p>
          </table:table-cell>
        </table:table-row>
      </table:table>
      <text:p text:style-name="P10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h text:style-name="P11" text:outline-level="10"><text:bookmark-start text:name="h.q2m5afe7oedd"/><text:bookmark-end text:name="h.q2m5afe7oedd"/><text:span text:style-name="T11_1">EXPERIENCE</text:span></text:h>
            <text:h text:style-name="P12" text:outline-level="10"><text:bookmark-start text:name="h.am6mngoyhlm2"/><text:bookmark-end text:name="h.am6mngoyhlm2"/><text:span text:style-name="T12_1">General</text:span><text:span text:style-name="T12_2"><text:s/></text:span><text:span text:style-name="T12_3">Assembly</text:span><text:span text:style-name="T12_4"><text:s/></text:span><text:span text:style-name="T12_5">—<text:s/></text:span><text:span text:style-name="T12_6">Full</text:span><text:span text:style-name="T12_7"><text:s/></text:span><text:span text:style-name="T12_8">Stack</text:span><text:span text:style-name="T12_9"><text:s/></text:span><text:span text:style-name="T12_10">Web</text:span><text:span text:style-name="T12_11"><text:s/></text:span><text:span text:style-name="T12_12">Developer</text:span><text:span text:style-name="T12_13"><text:s/></text:span><text:span text:style-name="T12_14">Graduate</text:span></text:h>
            <text:h text:style-name="P13" text:outline-level="10"><text:bookmark-start text:name="h.cmn9k7y8atv8"/><text:bookmark-end text:name="h.cmn9k7y8atv8"/><text:span text:style-name="T13_1">March</text:span><text:span text:style-name="T13_2"><text:s/>-<text:s/></text:span><text:span text:style-name="T13_3">June</text:span><text:span text:style-name="T13_4"><text:s/>2016</text:span></text:h>
            <text:p text:style-name="P14"><text:span text:style-name="T14_1">A</text:span><text:span text:style-name="T14_2"><text:s/>60<text:s/></text:span><text:span text:style-name="T14_3">hour</text:span><text:span text:style-name="T14_4"><text:s/></text:span><text:span text:style-name="T14_5">per</text:span><text:span text:style-name="T14_6"><text:s/></text:span><text:span text:style-name="T14_7">week</text:span><text:span text:style-name="T14_8"><text:s/></text:span><text:span text:style-name="T14_9">program</text:span><text:span text:style-name="T14_10">,<text:s/></text:span><text:span text:style-name="T14_11">learning</text:span><text:span text:style-name="T14_12"><text:s/></text:span><text:span text:style-name="T14_13">and</text:span><text:span text:style-name="T14_14"><text:s/></text:span><text:span text:style-name="T14_15">building</text:span><text:span text:style-name="T14_16"><text:s/></text:span><text:span text:style-name="T14_17">Ruby</text:span><text:span text:style-name="T14_18">/</text:span><text:span text:style-name="T14_19">RoR</text:span><text:span text:style-name="T14_20"><text:s/></text:span><text:span text:style-name="T14_21">and</text:span><text:span text:style-name="T14_22"><text:s/></text:span><text:span text:style-name="T14_23">M</text:span><text:span text:style-name="T14_24">.</text:span><text:span text:style-name="T14_25">E</text:span><text:span text:style-name="T14_26">.</text:span><text:span text:style-name="T14_27">A</text:span><text:span text:style-name="T14_28">.</text:span><text:span text:style-name="T14_29">N</text:span><text:span text:style-name="T14_30">.<text:s/></text:span><text:span text:style-name="T14_31">stack</text:span><text:span text:style-name="T14_32"><text:s/></text:span><text:span text:style-name="T14_33">apps</text:span><text:span text:style-name="T14_34">.<text:s/></text:span></text:p>
            <text:h text:style-name="P15" text:outline-level="10"><text:bookmark-start text:name="h.okee08nl5a0j"/><text:bookmark-end text:name="h.okee08nl5a0j"/><text:span text:style-name="T15_1">Peterson</text:span><text:span text:style-name="T15_2"><text:s/></text:span><text:span text:style-name="T15_3">co</text:span><text:span text:style-name="T15_4"><text:s/></text:span><text:span text:style-name="T15_5">—<text:s/></text:span><text:span text:style-name="T15_6">Lead</text:span><text:span text:style-name="T15_7"><text:s/></text:span><text:span text:style-name="T15_8">Power</text:span><text:span text:style-name="T15_9"><text:s/></text:span><text:span text:style-name="T15_10">Generation</text:span><text:span text:style-name="T15_11"><text:s/></text:span><text:span text:style-name="T15_12">Industrial</text:span><text:span text:style-name="T15_13"><text:s/></text:span><text:span text:style-name="T15_14">Field</text:span><text:span text:style-name="T15_15"><text:s/></text:span><text:span text:style-name="T15_16">Technician</text:span></text:h>
            <text:h text:style-name="P16" text:outline-level="10"><text:bookmark-start text:name="h.dxgwdi9yulf9"/><text:bookmark-end text:name="h.dxgwdi9yulf9"/><text:span text:style-name="T16_1">11<text:s/></text:span><text:span text:style-name="T16_2">Year</text:span><text:span text:style-name="T16_3"><text:s/></text:span><text:span text:style-name="T16_4">career</text:span><text:span text:style-name="T16_5"><text:s/>2004-2015</text:span></text:h>
            <text:list text:style-name="LS1" xml:id="list0">
              <text:list-item>
                <text:p text:style-name="P17"><text:span text:style-name="T17_1">Top</text:span><text:span text:style-name="T17_2"><text:s/></text:span><text:span text:style-name="T17_3">of</text:span><text:span text:style-name="T17_4"><text:s/></text:span><text:span text:style-name="T17_5">my</text:span><text:span text:style-name="T17_6"><text:s/></text:span><text:span text:style-name="T17_7">class</text:span><text:span text:style-name="T17_8"><text:s/></text:span><text:span text:style-name="T17_9">through</text:span><text:span text:style-name="T17_10"><text:s/></text:span><text:span text:style-name="T17_11">a</text:span><text:span text:style-name="T17_12"><text:s/>3<text:s/></text:span><text:span text:style-name="T17_13">year</text:span><text:span text:style-name="T17_14">,<text:s/>70<text:s/></text:span><text:span text:style-name="T17_15">hr</text:span><text:span text:style-name="T17_16"><text:s/></text:span><text:span text:style-name="T17_17">week</text:span><text:span text:style-name="T17_18"><text:s/></text:span><text:span text:style-name="T17_19">training</text:span><text:span text:style-name="T17_20"><text:s/></text:span><text:span text:style-name="T17_21">A</text:span><text:span text:style-name="T17_22">.</text:span><text:span text:style-name="T17_23">S</text:span><text:span text:style-name="T17_24">.<text:s/></text:span><text:span text:style-name="T17_25">program</text:span></text:p>
              </text:list-item>
              <text:list-item>
                <text:p text:style-name="P18"><text:span text:style-name="T18_1">Ended</text:span><text:span text:style-name="T18_2"><text:s/></text:span><text:span text:style-name="T18_3">my</text:span><text:span text:style-name="T18_4"><text:s/></text:span><text:span text:style-name="T18_5">career</text:span><text:span text:style-name="T18_6"><text:s/></text:span><text:span text:style-name="T18_7">as</text:span><text:span text:style-name="T18_8"><text:s/></text:span><text:span text:style-name="T18_9">the</text:span><text:span text:style-name="T18_10"><text:s/></text:span><text:span text:style-name="T18_11">top</text:span><text:span text:style-name="T18_12"><text:s/></text:span><text:span text:style-name="T18_13">engineer</text:span><text:span text:style-name="T18_14"><text:s/></text:span><text:span text:style-name="T18_15">in</text:span><text:span text:style-name="T18_16"><text:s/></text:span><text:span text:style-name="T18_17">the</text:span><text:span text:style-name="T18_18"><text:s/></text:span><text:span text:style-name="T18_19">bay</text:span><text:span text:style-name="T18_20"><text:s/></text:span><text:span text:style-name="T18_21">area</text:span></text:p>
              </text:list-item>
              <text:list-item>
                <text:p text:style-name="P19"><text:span text:style-name="T19_1">Learned</text:span><text:span text:style-name="T19_2"><text:s/></text:span><text:span text:style-name="T19_3">German</text:span><text:span text:style-name="T19_4"><text:s/></text:span><text:span text:style-name="T19_5">on</text:span><text:span text:style-name="T19_6"><text:s/></text:span><text:span text:style-name="T19_7">my</text:span><text:span text:style-name="T19_8"><text:s/></text:span><text:span text:style-name="T19_9">own</text:span><text:span text:style-name="T19_10">,<text:s/></text:span><text:span text:style-name="T19_11">to</text:span><text:span text:style-name="T19_12"><text:s/></text:span><text:span text:style-name="T19_13">program</text:span><text:span text:style-name="T19_14"><text:s/></text:span><text:span text:style-name="T19_15">cutting</text:span><text:span text:style-name="T19_16"><text:s/></text:span><text:span text:style-name="T19_17">edge</text:span><text:span text:style-name="T19_18"><text:s/></text:span><text:span text:style-name="T19_19">controls</text:span><text:span text:style-name="T19_20"><text:s/></text:span><text:span text:style-name="T19_21">from</text:span><text:span text:style-name="T19_22"><text:s/></text:span><text:span text:style-name="T19_23">Germany</text:span></text:p>
              </text:list-item>
              <text:list-item>
                <text:p text:style-name="P20"><text:span text:style-name="T20_1">Developed</text:span><text:span text:style-name="T20_2"><text:s/></text:span><text:span text:style-name="T20_3">many</text:span><text:span text:style-name="T20_4"><text:s/></text:span><text:span text:style-name="T20_5">processes</text:span><text:span text:style-name="T20_6"><text:s/></text:span><text:span text:style-name="T20_7">in</text:span><text:span text:style-name="T20_8"><text:s/></text:span><text:span text:style-name="T20_9">the</text:span><text:span text:style-name="T20_10"><text:s/></text:span><text:span text:style-name="T20_11">agile</text:span><text:span text:style-name="T20_12"><text:s/></text:span><text:span text:style-name="T20_13">and</text:span><text:span text:style-name="T20_14"><text:s/></text:span><text:span text:style-name="T20_15">six</text:span><text:span text:style-name="T20_16"><text:s/></text:span><text:span text:style-name="T20_17">sigma</text:span><text:span text:style-name="T20_18"><text:s/></text:span><text:span text:style-name="T20_19">environment</text:span><text:span text:style-name="T20_20"><text:s/></text:span><text:span text:style-name="T20_21">that</text:span><text:span text:style-name="T20_22"><text:s/></text:span><text:span text:style-name="T20_23">saved</text:span><text:span text:style-name="T20_24"><text:s/></text:span><text:span text:style-name="T20_25">the</text:span><text:span text:style-name="T20_26"><text:s/></text:span><text:span text:style-name="T20_27">company</text:span><text:span text:style-name="T20_28"><text:s/></text:span><text:span text:style-name="T20_29">millions</text:span></text:p>
              </text:list-item>
              <text:list-item>
                <text:p text:style-name="P21"><text:span text:style-name="T21_1">Increased</text:span><text:span text:style-name="T21_2"><text:s/></text:span><text:span text:style-name="T21_3">client</text:span><text:span text:style-name="T21_4"><text:s/></text:span><text:span text:style-name="T21_5">retention</text:span><text:span text:style-name="T21_6"><text:s/></text:span><text:span text:style-name="T21_7">through</text:span><text:span text:style-name="T21_8"><text:s/></text:span><text:span text:style-name="T21_9">empathy</text:span><text:span text:style-name="T21_10"><text:s/></text:span><text:span text:style-name="T21_11">and</text:span><text:span text:style-name="T21_12"><text:s/></text:span><text:span text:style-name="T21_13">negotiation</text:span></text:p>
              </text:list-item>
              <text:list-item>
                <text:p text:style-name="P22"><text:span text:style-name="T22_1">Improved</text:span><text:span text:style-name="T22_2"><text:s/></text:span><text:span text:style-name="T22_3">logistical</text:span><text:span text:style-name="T22_4"><text:s/></text:span><text:span text:style-name="T22_5">processes</text:span><text:span text:style-name="T22_6"><text:s/></text:span><text:span text:style-name="T22_7">on</text:span><text:span text:style-name="T22_8"><text:s/></text:span><text:span text:style-name="T22_9">projects</text:span><text:span text:style-name="T22_10"><text:s/></text:span><text:span text:style-name="T22_11">I</text:span><text:span text:style-name="T22_12"><text:s/></text:span><text:span text:style-name="T22_13">led</text:span></text:p>
              </text:list-item>
              <text:list-item>
                <text:p text:style-name="P23"><text:span text:style-name="T23_1">Demonstrated</text:span><text:span text:style-name="T23_2"><text:s/></text:span><text:span text:style-name="T23_3">expertise</text:span><text:span text:style-name="T23_4"><text:s/></text:span><text:span text:style-name="T23_5">in</text:span><text:span text:style-name="T23_6"><text:s/></text:span><text:span text:style-name="T23_7">IoT</text:span><text:span text:style-name="T23_8"><text:s/></text:span><text:span text:style-name="T23_9">for</text:span><text:span text:style-name="T23_10"><text:s/></text:span><text:span text:style-name="T23_11">automation</text:span><text:span text:style-name="T23_12">,<text:s/></text:span><text:span text:style-name="T23_13">controls</text:span><text:span text:style-name="T23_14"><text:s/></text:span><text:span text:style-name="T23_15">and</text:span><text:span text:style-name="T23_16"><text:s/></text:span><text:span text:style-name="T23_17">monitoring</text:span><text:span text:style-name="T23_18"><text:s/></text:span></text:p>
              </text:list-item>
            </text:list>
            <text:h text:style-name="P24" text:outline-level="10"><text:bookmark-start text:name="h.sim6tfvhvtau"/><text:bookmark-end text:name="h.sim6tfvhvtau"/><text:span text:style-name="T24_1">WEB</text:span><text:span text:style-name="T24_2"><text:s/></text:span><text:span text:style-name="T24_3">DEV</text:span><text:span text:style-name="T24_4"><text:s/></text:span><text:span text:style-name="T24_5">PROJECTS</text:span></text:h>
            <text:h text:style-name="P25" text:outline-level="10"><text:bookmark-start text:name="h.lxo6m0dlxv3r"/><text:bookmark-end text:name="h.lxo6m0dlxv3r"/><text:span text:style-name="T25_1">SF</text:span><text:span text:style-name="T25_2"><text:s/></text:span><text:span text:style-name="T25_3">secrets</text:span><text:span text:style-name="T25_4"><text:s/></text:span><text:span text:style-name="T25_5">—<text:s/></text:span><text:span text:style-name="T25_6">M</text:span><text:span text:style-name="T25_7">.</text:span><text:span text:style-name="T25_8">E</text:span><text:span text:style-name="T25_9">.</text:span><text:span text:style-name="T25_10">A</text:span><text:span text:style-name="T25_11">.</text:span><text:span text:style-name="T25_12">N</text:span><text:span text:style-name="T25_13">.<text:s/></text:span><text:span text:style-name="T25_14">stack</text:span><text:span text:style-name="T25_15">,<text:s/></text:span><text:span text:style-name="T25_16">multi</text:span><text:span text:style-name="T25_17">-</text:span><text:span text:style-name="T25_18">external</text:span><text:span text:style-name="T25_19"><text:s/></text:span><text:span text:style-name="T25_20">API</text:span><text:span text:style-name="T25_21"><text:s/></text:span><text:span text:style-name="T25_22">app</text:span><text:span text:style-name="T25_23">,<text:s/></text:span><text:span text:style-name="T25_24"><text:a xlink:type="simple" xlink:href="https://project-03.herokuapp.com/"><text:span text:style-name="T25_25">-</text:span></text:a></text:span><text:span text:style-name="T25_26"><text:a xlink:type="simple" xlink:href="https://project-03.herokuapp.com/"><text:span text:style-name="T25_27">link</text:span></text:a></text:span></text:h>
            <text:p text:style-name="P26"><text:span text:style-name="T26_1">Curiosity</text:span><text:span text:style-name="T26_2"><text:s/></text:span><text:span text:style-name="T26_3">about</text:span><text:span text:style-name="T26_4"><text:s/></text:span><text:span text:style-name="T26_5">life</text:span><text:span text:style-name="T26_6">,<text:s/></text:span><text:span text:style-name="T26_7">adaptability</text:span><text:span text:style-name="T26_8"><text:s/></text:span><text:span text:style-name="T26_9">and</text:span><text:span text:style-name="T26_10"><text:s/></text:span><text:span text:style-name="T26_11">courage</text:span><text:span text:style-name="T26_12"><text:s/></text:span><text:span text:style-name="T26_13">can</text:span><text:span text:style-name="T26_14"><text:s/></text:span><text:span text:style-name="T26_15">reveal</text:span><text:span text:style-name="T26_16"><text:s/></text:span><text:span text:style-name="T26_17">many</text:span><text:span text:style-name="T26_18"><text:s/></text:span><text:span text:style-name="T26_19">secrets</text:span><text:span text:style-name="T26_20">.<text:s/></text:span><text:span text:style-name="T26_21">Feel</text:span><text:span text:style-name="T26_22"><text:s/></text:span><text:span text:style-name="T26_23">free</text:span><text:span text:style-name="T26_24"><text:s/></text:span><text:span text:style-name="T26_25">to</text:span><text:span text:style-name="T26_26"><text:s/></text:span><text:span text:style-name="T26_27">explore</text:span><text:span text:style-name="T26_28"><text:s/></text:span><text:span text:style-name="T26_29">or</text:span><text:span text:style-name="T26_30"><text:s/></text:span><text:span text:style-name="T26_31">sign</text:span><text:span text:style-name="T26_32"><text:s/></text:span><text:span text:style-name="T26_33">up</text:span><text:span text:style-name="T26_34"><text:s/></text:span><text:span text:style-name="T26_35">and</text:span><text:span text:style-name="T26_36"><text:s/></text:span><text:span text:style-name="T26_37">share</text:span><text:span text:style-name="T26_38">.<text:s/></text:span><text:span text:style-name="T26_39">Built</text:span><text:span text:style-name="T26_40"><text:s/></text:span><text:span text:style-name="T26_41">from</text:span><text:span text:style-name="T26_42"><text:s/></text:span><text:span text:style-name="T26_43">the</text:span><text:span text:style-name="T26_44"><text:s/></text:span><text:span text:style-name="T26_45">ground</text:span><text:span text:style-name="T26_46"><text:s/></text:span><text:span text:style-name="T26_47">up</text:span><text:span text:style-name="T26_48"><text:s/></text:span><text:span text:style-name="T26_49">in</text:span><text:span text:style-name="T26_50"><text:s/>8<text:s/></text:span><text:span text:style-name="T26_51">days</text:span><text:span text:style-name="T26_52"><text:s/></text:span><text:span text:style-name="T26_53">in</text:span><text:span text:style-name="T26_54"><text:s/></text:span><text:span text:style-name="T26_55">the</text:span><text:span text:style-name="T26_56"><text:s/></text:span><text:span text:style-name="T26_57">MEAN</text:span><text:span text:style-name="T26_58"><text:s/></text:span><text:span text:style-name="T26_59">stack</text:span><text:span text:style-name="T26_60">.</text:span></text:p>
            <text:h text:style-name="P27" text:outline-level="10"><text:bookmark-start text:name="h.83cnrv3jymu6"/><text:bookmark-end text:name="h.83cnrv3jymu6"/><text:span text:style-name="T27_1">@-</text:span><text:span text:style-name="T27_2">Some</text:span><text:span text:style-name="T27_3">-</text:span><text:span text:style-name="T27_4">Point</text:span><text:span text:style-name="T27_5"><text:s/></text:span><text:span text:style-name="T27_6">—<text:s/></text:span><text:span text:style-name="T27_7">Ruby</text:span><text:span text:style-name="T27_8">/</text:span><text:span text:style-name="T27_9">RoR</text:span><text:span text:style-name="T27_10"><text:s/></text:span><text:span text:style-name="T27_11">Team</text:span><text:span text:style-name="T27_12"><text:s/></text:span><text:span text:style-name="T27_13">project</text:span><text:span text:style-name="T27_14">,<text:s/></text:span><text:span text:style-name="T27_15"><text:a xlink:type="simple" xlink:href="https://at-some-point.herokuapp.com/"><text:span text:style-name="T27_16">-</text:span></text:a></text:span><text:span text:style-name="T27_17"><text:a xlink:type="simple" xlink:href="https://at-some-point.herokuapp.com/"><text:span text:style-name="T27_18">link</text:span></text:a></text:span></text:h>
            <text:p text:style-name="P28"><text:span text:style-name="T28_1">Inspired</text:span><text:span text:style-name="T28_2"><text:s/></text:span><text:span text:style-name="T28_3">by</text:span><text:span text:style-name="T28_4"><text:s/></text:span><text:span text:style-name="T28_5">google</text:span><text:span text:style-name="T28_6">’</text:span><text:span text:style-name="T28_7">s</text:span><text:span text:style-name="T28_8"><text:s/></text:span><text:span text:style-name="T28_9">APIs</text:span><text:span text:style-name="T28_10"><text:s/></text:span><text:span text:style-name="T28_11">and</text:span><text:span text:style-name="T28_12"><text:s/></text:span><text:span text:style-name="T28_13">logistics</text:span><text:span text:style-name="T28_14"><text:s/></text:span><text:span text:style-name="T28_15">were</text:span><text:span text:style-name="T28_16"><text:s/></text:span><text:span text:style-name="T28_17">motivation</text:span><text:span text:style-name="T28_18"><text:s/></text:span><text:span text:style-name="T28_19">for</text:span><text:span text:style-name="T28_20"><text:s/></text:span><text:span text:style-name="T28_21">several</text:span><text:span text:style-name="T28_22"><text:s/></text:span><text:span text:style-name="T28_23">projects</text:span><text:span text:style-name="T28_24">.<text:s/></text:span><text:span text:style-name="T28_25">Find</text:span><text:span text:style-name="T28_26"><text:s/></text:span><text:span text:style-name="T28_27">your</text:span><text:span text:style-name="T28_28"><text:s/></text:span><text:span text:style-name="T28_29">shortest</text:span><text:span text:style-name="T28_30"><text:s/></text:span><text:span text:style-name="T28_31">route</text:span><text:span text:style-name="T28_32"><text:s/></text:span><text:span text:style-name="T28_33">among</text:span><text:span text:style-name="T28_34"><text:s/></text:span><text:span text:style-name="T28_35">several</text:span><text:span text:style-name="T28_36"><text:s/></text:span><text:span text:style-name="T28_37">points</text:span><text:span text:style-name="T28_38">.<text:s/></text:span><text:span text:style-name="T28_39">Being</text:span><text:span text:style-name="T28_40"><text:s/></text:span><text:span text:style-name="T28_41">elected</text:span><text:span text:style-name="T28_42"><text:s/></text:span><text:span text:style-name="T28_43">project</text:span><text:span text:style-name="T28_44"><text:s/></text:span><text:span text:style-name="T28_45">manager</text:span><text:span text:style-name="T28_46"><text:s/></text:span><text:span text:style-name="T28_47">on</text:span><text:span text:style-name="T28_48"><text:s/></text:span><text:span text:style-name="T28_49">this</text:span><text:span text:style-name="T28_50"><text:s/></text:span><text:span text:style-name="T28_51">app</text:span><text:span text:style-name="T28_52">,<text:s/></text:span><text:span text:style-name="T28_53">I</text:span><text:span text:style-name="T28_54"><text:s/></text:span><text:span text:style-name="T28_55">also</text:span><text:span text:style-name="T28_56"><text:s/></text:span><text:span text:style-name="T28_57">built</text:span><text:span text:style-name="T28_58"><text:s/></text:span><text:span text:style-name="T28_59">the</text:span><text:span text:style-name="T28_60"><text:s/></text:span><text:span text:style-name="T28_61">Auth</text:span><text:span text:style-name="T28_62">,<text:s/></text:span><text:span text:style-name="T28_63">the</text:span><text:span text:style-name="T28_64"><text:s/></text:span><text:span text:style-name="T28_65">controllers</text:span><text:span text:style-name="T28_66"><text:s/></text:span><text:span text:style-name="T28_67">and</text:span><text:span text:style-name="T28_68"><text:s/></text:span><text:span text:style-name="T28_69">SQL</text:span><text:span text:style-name="T28_70"><text:s/></text:span><text:span text:style-name="T28_71">DB</text:span><text:span text:style-name="T28_72">.<text:s/></text:span><text:span text:style-name="T28_73">We</text:span><text:span text:style-name="T28_74"><text:s/></text:span><text:span text:style-name="T28_75">built</text:span><text:span text:style-name="T28_76"><text:s/></text:span><text:span text:style-name="T28_77">this</text:span><text:span text:style-name="T28_78"><text:s/></text:span><text:span text:style-name="T28_79">Ruby</text:span><text:span text:style-name="T28_80">/</text:span><text:span text:style-name="T28_81">RoR</text:span><text:span text:style-name="T28_82"><text:s/></text:span><text:span text:style-name="T28_83">app</text:span><text:span text:style-name="T28_84"><text:s/></text:span><text:span text:style-name="T28_85">in</text:span><text:span text:style-name="T28_86"><text:s/>7<text:s/></text:span><text:span text:style-name="T28_87">days</text:span><text:span text:style-name="T28_88">.<text:s/></text:span></text:p>
            <text:h text:style-name="P29" text:outline-level="10"><text:bookmark-start text:name="h.wqb7nft8n0rg"/><text:bookmark-end text:name="h.wqb7nft8n0rg"/><text:span text:style-name="T29_1">ProBuilder</text:span><text:span text:style-name="T29_2"><text:s/></text:span><text:span text:style-name="T29_3">—<text:s/></text:span><text:span text:style-name="T29_4">M</text:span><text:span text:style-name="T29_5">.</text:span><text:span text:style-name="T29_6">E</text:span><text:span text:style-name="T29_7">.</text:span><text:span text:style-name="T29_8">A</text:span><text:span text:style-name="T29_9">.</text:span><text:span text:style-name="T29_10">N</text:span><text:span text:style-name="T29_11">.<text:s/></text:span><text:span text:style-name="T29_12">stack</text:span><text:span text:style-name="T29_13">,<text:s/></text:span><text:span text:style-name="T29_14">project</text:span><text:span text:style-name="T29_15"><text:s/></text:span><text:span text:style-name="T29_16">tracker</text:span><text:span text:style-name="T29_17"><text:s/></text:span><text:span text:style-name="T29_18">app</text:span><text:span text:style-name="T29_19">,<text:s/></text:span><text:span text:style-name="T29_20"><text:a xlink:type="simple" xlink:href="https://wntprojects.herokuapp.com/"><text:span text:style-name="T29_21">-</text:span></text:a></text:span><text:span text:style-name="T29_22"><text:a xlink:type="simple" xlink:href="https://wntprojects.herokuapp.com/"><text:span text:style-name="T29_23">link</text:span></text:a></text:span></text:h>
            <text:p text:style-name="P30"><text:span text:style-name="T30_1">Better</text:span><text:span text:style-name="T30_2"><text:s/></text:span><text:span text:style-name="T30_3">communication</text:span><text:span text:style-name="T30_4"><text:s/></text:span><text:span text:style-name="T30_5">can</text:span><text:span text:style-name="T30_6"><text:s/></text:span><text:span text:style-name="T30_7">increase</text:span><text:span text:style-name="T30_8"><text:s/></text:span><text:span text:style-name="T30_9">production</text:span><text:span text:style-name="T30_10">.<text:s/></text:span><text:span text:style-name="T30_11">Track</text:span><text:span text:style-name="T30_12"><text:s/></text:span><text:span text:style-name="T30_13">your</text:span><text:span text:style-name="T30_14"><text:s/></text:span><text:span text:style-name="T30_15">projects</text:span><text:span text:style-name="T30_16"><text:s/></text:span><text:span text:style-name="T30_17">and</text:span><text:span text:style-name="T30_18"><text:s/></text:span><text:span text:style-name="T30_19">tasks</text:span><text:span text:style-name="T30_20"><text:s/></text:span><text:span text:style-name="T30_21">using</text:span><text:span text:style-name="T30_22"><text:s/></text:span><text:span text:style-name="T30_23">my</text:span><text:span text:style-name="T30_24"><text:s/></text:span><text:span text:style-name="T30_25">first</text:span><text:span text:style-name="T30_26"><text:s/></text:span><text:span text:style-name="T30_27">full</text:span><text:span text:style-name="T30_28"><text:s/></text:span><text:span text:style-name="T30_29">stack</text:span><text:span text:style-name="T30_30"><text:s/></text:span><text:span text:style-name="T30_31">app</text:span><text:span text:style-name="T30_32">.<text:s/></text:span><text:span text:style-name="T30_33">Currently</text:span><text:span text:style-name="T30_34"><text:s/></text:span><text:span text:style-name="T30_35">being</text:span><text:span text:style-name="T30_36"><text:s/></text:span><text:span text:style-name="T30_37">BETA</text:span><text:span text:style-name="T30_38"><text:s/></text:span><text:span text:style-name="T30_39">tested</text:span><text:span text:style-name="T30_40"><text:s/></text:span><text:span text:style-name="T30_41">by</text:span><text:span text:style-name="T30_42"><text:s/></text:span><text:span text:style-name="T30_43">a</text:span><text:span text:style-name="T30_44"><text:s/></text:span><text:span text:style-name="T30_45">company</text:span><text:span text:style-name="T30_46">.<text:s/></text:span><text:span text:style-name="T30_47">Built</text:span><text:span text:style-name="T30_48"><text:s/></text:span><text:span text:style-name="T30_49">in</text:span><text:span text:style-name="T30_50"><text:s/>5<text:s/></text:span><text:span text:style-name="T30_51">days</text:span><text:span text:style-name="T30_52">.</text:span></text:p>
            <text:h text:style-name="P31" text:outline-level="10"><text:bookmark-start text:name="h.gzyjljj1hq4w"/><text:bookmark-end text:name="h.gzyjljj1hq4w"/><text:span text:style-name="T31_1">Self</text:span><text:span text:style-name="T31_2">-</text:span><text:span text:style-name="T31_3">Building</text:span><text:span text:style-name="T31_4"><text:s/></text:span><text:span text:style-name="T31_5">Race</text:span><text:span text:style-name="T31_6"><text:s/></text:span><text:span text:style-name="T31_7">—<text:s/></text:span><text:span text:style-name="T31_8">Self</text:span><text:span text:style-name="T31_9">-</text:span><text:span text:style-name="T31_10">building</text:span><text:span text:style-name="T31_11"><text:s/></text:span><text:span text:style-name="T31_12">Object</text:span><text:span text:style-name="T31_13"><text:s/></text:span><text:span text:style-name="T31_14">Oriented</text:span><text:span text:style-name="T31_15"><text:s/></text:span><text:span text:style-name="T31_16">race</text:span><text:span text:style-name="T31_17"><text:s/></text:span><text:span text:style-name="T31_18">game</text:span></text:h>
            <text:p text:style-name="P32"><text:span text:style-name="T32_1">Going</text:span><text:span text:style-name="T32_2"><text:s/></text:span><text:span text:style-name="T32_3">above</text:span><text:span text:style-name="T32_4"><text:s/></text:span><text:span text:style-name="T32_5">and</text:span><text:span text:style-name="T32_6"><text:s/></text:span><text:span text:style-name="T32_7">beyond</text:span><text:span text:style-name="T32_8">,<text:s/></text:span><text:span text:style-name="T32_9">this</text:span><text:span text:style-name="T32_10"><text:s/></text:span><text:span text:style-name="T32_11">program</text:span><text:span text:style-name="T32_12"><text:s/></text:span><text:span text:style-name="T32_13">builds</text:span><text:span text:style-name="T32_14"><text:s/></text:span><text:span text:style-name="T32_15">its</text:span><text:span text:style-name="T32_16"><text:s/></text:span><text:span text:style-name="T32_17">own</text:span><text:span text:style-name="T32_18"><text:s/></text:span><text:span text:style-name="T32_19">player</text:span><text:span text:style-name="T32_20"><text:s/></text:span><text:span text:style-name="T32_21">and</text:span><text:span text:style-name="T32_22"><text:s/></text:span><text:span text:style-name="T32_23">board</text:span><text:span text:style-name="T32_24"><text:s/></text:span><text:span text:style-name="T32_25">objects</text:span><text:span text:style-name="T32_26">.<text:s/></text:span><text:span text:style-name="T32_27">Race</text:span><text:span text:style-name="T32_28"><text:s/></text:span><text:span text:style-name="T32_29">each</text:span><text:span text:style-name="T32_30"><text:s/></text:span><text:span text:style-name="T32_31">other</text:span><text:span text:style-name="T32_32"><text:s/></text:span><text:span text:style-name="T32_33">by</text:span><text:span text:style-name="T32_34"><text:s/></text:span><text:span text:style-name="T32_35">rapidly</text:span><text:span text:style-name="T32_36"><text:s/></text:span><text:span text:style-name="T32_37">pressing</text:span><text:span text:style-name="T32_38"><text:s/></text:span><text:span text:style-name="T32_39">your</text:span><text:span text:style-name="T32_40"><text:s/></text:span><text:span text:style-name="T32_41">key</text:span><text:span text:style-name="T32_42">.</text:span></text:p>
            <text:p text:style-name="P33"><text:span text:style-name="T33_1">EDUCATION</text:span></text:p>
            <text:h text:style-name="P34" text:outline-level="10"><text:bookmark-start text:name="h.1j6j1o3acx71"/><text:bookmark-end text:name="h.1j6j1o3acx71"/><text:span text:style-name="T34_1">SJDC</text:span><text:span text:style-name="T34_2">/</text:span><text:span text:style-name="T34_3">SRJC</text:span><text:span text:style-name="T34_4"><text:s/></text:span><text:span text:style-name="T34_5">—<text:s/></text:span><text:span text:style-name="T34_6">several</text:span><text:span text:style-name="T34_7"><text:s/></text:span><text:span text:style-name="T34_8">A</text:span><text:span text:style-name="T34_9">.</text:span><text:span text:style-name="T34_10">S</text:span><text:span text:style-name="T34_11">.<text:s/></text:span><text:span text:style-name="T34_12">degrees</text:span><text:span text:style-name="T34_13"><text:s/></text:span><text:span text:style-name="T34_14">in</text:span><text:span text:style-name="T34_15"><text:s/></text:span><text:span text:style-name="T34_16">technical</text:span><text:span text:style-name="T34_17"><text:s/></text:span><text:span text:style-name="T34_18">repair</text:span></text:h>
            <text:h text:style-name="P35" text:outline-level="10"><text:bookmark-start text:name="h.ymw5ng8nwad4"/><text:bookmark-end text:name="h.ymw5ng8nwad4"/><text:span text:style-name="T35_1">2003-2005</text:span></text:h>
            <text:p text:style-name="P36"><text:span text:style-name="T36_1">The</text:span><text:span text:style-name="T36_2"><text:s/>2</text:span><text:span text:style-name="T36_3">nd</text:span><text:span text:style-name="T36_4"><text:s/></text:span><text:span text:style-name="T36_5">highest</text:span><text:span text:style-name="T36_6"><text:s/>(</text:span><text:span text:style-name="T36_7">out</text:span><text:span text:style-name="T36_8"><text:s/></text:span><text:span text:style-name="T36_9">of</text:span><text:span text:style-name="T36_10"><text:s/>2,200<text:s/></text:span><text:span text:style-name="T36_11">participants</text:span><text:span text:style-name="T36_12">)<text:s/>“</text:span><text:span text:style-name="T36_13">CAT</text:span><text:span text:style-name="T36_14"><text:s/></text:span><text:span text:style-name="T36_15">train</text:span><text:span text:style-name="T36_16"><text:s/></text:span><text:span text:style-name="T36_17">test</text:span><text:span text:style-name="T36_18">”<text:s/></text:span><text:span text:style-name="T36_19">score</text:span><text:span text:style-name="T36_20"><text:s/></text:span><text:span text:style-name="T36_21">in</text:span><text:span text:style-name="T36_22"><text:s/></text:span><text:span text:style-name="T36_23">the</text:span><text:span text:style-name="T36_24"><text:s/></text:span><text:span text:style-name="T36_25">state</text:span><text:span text:style-name="T36_26"><text:s/></text:span><text:span text:style-name="T36_27">of</text:span><text:span text:style-name="T36_28"><text:s/></text:span><text:span text:style-name="T36_29">CA</text:span><text:span text:style-name="T36_30">.<text:s/></text:span><text:span text:style-name="T36_31">Graduated</text:span><text:span text:style-name="T36_32"><text:s/></text:span><text:span text:style-name="T36_33">top</text:span><text:span text:style-name="T36_34"><text:s/></text:span><text:span text:style-name="T36_35">of</text:span><text:span text:style-name="T36_36"><text:s/></text:span><text:span text:style-name="T36_37">my</text:span><text:span text:style-name="T36_38"><text:s/></text:span><text:span text:style-name="T36_39">class</text:span><text:span text:style-name="T36_40"><text:s/>(4.0<text:s/></text:span><text:span text:style-name="T36_41">gpa</text:span><text:span text:style-name="T36_42"><text:s/></text:span><text:span text:style-name="T36_43">on</text:span><text:span text:style-name="T36_44"><text:s/></text:span><text:span text:style-name="T36_45">three</text:span><text:span text:style-name="T36_46"><text:s/></text:span><text:span text:style-name="T36_47">degrees</text:span><text:span text:style-name="T36_48">)</text:span></text:p>
          </table:table-cell>
          <table:table-cell table:style-name="Cell4">
            <text:p text:style-name="P37"><text:span text:style-name="T37_1">JavaScript</text:span></text:p>
            <text:p text:style-name="P38"/>
            <text:p text:style-name="P39"><text:span text:style-name="T39_1">Ruby</text:span><text:span text:style-name="T39_2"><text:s/></text:span><text:span text:style-name="T39_3">on</text:span><text:span text:style-name="T39_4"><text:s/></text:span><text:span text:style-name="T39_5">Rails</text:span></text:p>
            <text:p text:style-name="P40"/>
            <text:p text:style-name="P41"><text:span text:style-name="T41_1">Node</text:span><text:span text:style-name="T41_2">.</text:span><text:span text:style-name="T41_3">JS</text:span></text:p>
            <text:p text:style-name="P42"/>
            <text:p text:style-name="P43"><text:span text:style-name="T43_1">Ruby</text:span></text:p>
            <text:p text:style-name="P44"/>
            <text:p text:style-name="P45"><text:span text:style-name="T45_1">Angular</text:span><text:span text:style-name="T45_2"><text:s/>1</text:span><text:span text:style-name="T45_3">x</text:span></text:p>
            <text:p text:style-name="P46"/>
            <text:p text:style-name="P47"><text:span text:style-name="T47_1">IoT</text:span></text:p>
            <text:p text:style-name="P48"/>
            <text:p text:style-name="P49"><text:span text:style-name="T49_1">TDD</text:span></text:p>
            <text:p text:style-name="P50"/>
            <text:p text:style-name="P51"><text:span text:style-name="T51_1">MongoDB</text:span></text:p>
            <text:p text:style-name="P52"/>
            <text:p text:style-name="P53"><text:span text:style-name="T53_1">Mongoose</text:span></text:p>
            <text:p text:style-name="P54"/>
            <text:p text:style-name="P55"><text:span text:style-name="T55_1">postgreSQL</text:span></text:p>
            <text:p text:style-name="P56"/>
            <text:p text:style-name="P57"><text:span text:style-name="T57_1">Express</text:span></text:p>
            <text:p text:style-name="P58"/>
            <text:p text:style-name="P59"><text:span text:style-name="T59_1">AJAX</text:span></text:p>
            <text:p text:style-name="P60"/>
            <text:p text:style-name="P61"><text:span text:style-name="T61_1">JSON</text:span></text:p>
            <text:p text:style-name="P62"/>
            <text:p text:style-name="P63"><text:span text:style-name="T63_1">BSON</text:span></text:p>
            <text:p text:style-name="P64"/>
            <text:p text:style-name="P65"><text:span text:style-name="T65_1">Git</text:span><text:span text:style-name="T65_2">/</text:span><text:span text:style-name="T65_3">GitHub</text:span></text:p>
            <text:p text:style-name="P66"/>
            <text:p text:style-name="P67"><text:span text:style-name="T67_1">Heroku</text:span></text:p>
            <text:p text:style-name="P68"/>
            <text:p text:style-name="P69"><text:span text:style-name="T69_1">Bootstrap</text:span></text:p>
            <text:p text:style-name="P70"/>
            <text:p text:style-name="P71"><text:span text:style-name="T71_1">Handlebars</text:span></text:p>
            <text:p text:style-name="P72"/>
            <text:p text:style-name="P73"><text:span text:style-name="T73_1">jQuery</text:span></text:p>
            <text:p text:style-name="P74"/>
            <text:p text:style-name="P75"><text:span text:style-name="T75_1">Python</text:span></text:p>
            <text:p text:style-name="P76"/>
            <text:p text:style-name="P77"><text:span text:style-name="T77_1">CSS</text:span>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erriweather" svg:font-family="Merriweather"/>
    <style:font-face style:name="Open Sans" svg:font-family="Open San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30%" fo:margin-top="0.212cm" fo:margin-bottom="0cm" fo:margin-left="0cm" fo:margin-right="0.529cm" fo:orphans="2" fo:widows="2" style:writing-mode="lr-tb"/>
      <style:text-properties style:text-line-through-style="none" fo:font-style="normal" style:font-style-asian="normal" style:font-style-complex="normal" fo:color="#666666" style:font-name="Merriweather" fo:font-size="9pt" style:font-name-asian="Merriweather" style:font-size-asian="9pt" style:font-name-complex="Merriweather" style:font-size-complex="9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1.058cm" style:writing-mode="lr-tb"/>
      <style:text-properties fo:color="#2079c7" style:font-name="Open Sans" style:font-name-asian="Open Sans" style:font-name-complex="Open Sans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564cm" fo:keep-with-next="always" fo:keep-together="always" style:writing-mode="lr-tb"/>
      <style:text-properties fo:color="#000000" fo:font-size="11pt" style:font-size-asian="11pt" style:font-size-complex="11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176cm" fo:margin-bottom="0.176cm" fo:keep-with-next="always" fo:keep-together="always" style:writing-mode="lr-tb"/>
      <style:text-properties fo:color="#666666" style:font-name="Open Sans" fo:font-size="8pt" style:font-name-asian="Open Sans" style:font-size-asian="8pt" style:font-name-complex="Open Sans" style:font-size-complex="8pt"/>
    </style:style>
    <style:style style:name="Heading_20_4" style:display-name="Heading 4" style:family="paragraph" style:parent-style-name="Standard">
      <style:paragraph-properties fo:break-before="auto" fo:line-height="13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3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30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.212cm" style:writing-mode="lr-tb"/>
      <style:text-properties fo:color="#000000"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cm" style:writing-mode="lr-tb"/>
      <style:text-properties fo:color="#000000" style:font-name="Open Sans" style:font-name-asian="Open Sans" style:font-name-complex="Open Sans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016cm" fo:padding-bottom="0cm" fo:margin-bottom="1.249cm" fo:padding-left="0cm" fo:margin-left="1.524cm" fo:padding-right="0cm" fo:margin-right="1.524cm"/>
      <style:footer-style>
        <style:header-footer-properties fo:min-height="0.275cm" fo:margin-top="0.275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30%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